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767cm" fo:min-width="2.041cm"/>
    </style:style>
    <style:style style:name="gr2" style:family="graphic" style:parent-style-name="standard">
      <style:graphic-properties draw:fill="solid" draw:fill-color="#99ff99" draw:textarea-horizontal-align="justify" draw:textarea-vertical-align="middle" draw:auto-grow-height="false" fo:min-height="0cm" fo:min-width="0.136cm"/>
    </style:style>
    <style:style style:name="gr3" style:family="graphic" style:parent-style-name="standard">
      <style:graphic-properties svg:stroke-color="#000000" draw:fill="none" draw:fill-color="#99ff99" draw:textarea-horizontal-align="justify" draw:textarea-vertical-align="middle" draw:auto-grow-height="false" fo:min-height="0.252cm" fo:min-width="0.272cm"/>
    </style:style>
    <style:style style:name="gr4" style:family="graphic" style:parent-style-name="standard">
      <style:graphic-properties svg:stroke-color="#000000" draw:fill="none" draw:fill-color="#99ff99" draw:textarea-horizontal-align="justify" draw:textarea-vertical-align="middle" draw:auto-grow-height="false" fo:min-height="5.956cm" fo:min-width="0cm"/>
    </style:style>
    <style:style style:name="gr5" style:family="graphic" style:parent-style-name="standard">
      <style:graphic-properties svg:stroke-color="#000000" draw:fill="none" draw:fill-color="#99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66cc" draw:textarea-horizontal-align="justify" draw:textarea-vertical-align="middle" draw:auto-grow-height="false" fo:min-height="0.126cm" fo:min-width="0cm"/>
    </style:style>
    <style:style style:name="gr7" style:family="graphic" style:parent-style-name="standard">
      <style:graphic-properties draw:fill="solid" draw:fill-color="#ff66cc" draw:textarea-horizontal-align="justify" draw:textarea-vertical-align="middle" draw:auto-grow-height="false" fo:min-height="0cm" fo:min-width="1.025cm"/>
    </style:style>
    <style:style style:name="gr8" style:family="graphic" style:parent-style-name="standard">
      <style:graphic-properties draw:fill="solid" draw:fill-color="#ff66cc" draw:textarea-horizontal-align="justify" draw:textarea-vertical-align="middle" draw:auto-grow-height="false" fo:min-height="0cm" fo:min-width="0.415cm"/>
    </style:style>
    <style:style style:name="gr9" style:family="graphic" style:parent-style-name="standard">
      <style:graphic-properties draw:fill="solid" draw:fill-color="#ff66cc" draw:textarea-horizontal-align="justify" draw:textarea-vertical-align="middle" draw:auto-grow-height="false" fo:min-height="0.064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611cm" fo:min-width="0.136cm"/>
    </style:style>
    <style:style style:name="gr11" style:family="graphic" style:parent-style-name="standard">
      <style:graphic-properties draw:textarea-horizontal-align="justify" draw:textarea-vertical-align="middle" draw:auto-grow-height="false" fo:min-height="0.306cm" fo:min-width="1.27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66cm" fo:min-width="2.04cm"/>
    </style:style>
    <style:style style:name="gr13" style:family="graphic" style:parent-style-name="standard">
      <style:graphic-properties draw:fill-color="#99ff99" draw:textarea-horizontal-align="justify" draw:textarea-vertical-align="middle" draw:auto-grow-height="false" fo:min-height="0.021cm" fo:min-width="1.296cm"/>
    </style:style>
    <style:style style:name="gr14" style:family="graphic" style:parent-style-name="standard">
      <style:graphic-properties draw:fill="solid" draw:fill-color="#99ff99" draw:textarea-horizontal-align="justify" draw:textarea-vertical-align="middle" draw:auto-grow-height="false" fo:min-height="1.127cm" fo:min-width="0cm"/>
    </style:style>
    <style:style style:name="gr15" style:family="graphic" style:parent-style-name="standard">
      <style:graphic-properties draw:fill="solid" draw:fill-color="#99ff99" draw:textarea-horizontal-align="justify" draw:textarea-vertical-align="middle" draw:auto-grow-height="false" fo:min-height="2.618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848cm" fo:min-width="0.136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145cm" fo:min-width="0.136cm"/>
    </style:style>
    <style:style style:name="gr18" style:family="graphic" style:parent-style-name="standard">
      <style:graphic-properties draw:stroke="dash" draw:stroke-dash="Fine_20_Dotted" svg:stroke-color="#000000" draw:fill="none" draw:fill-color="#99ff99" draw:textarea-horizontal-align="justify" draw:textarea-vertical-align="middle" draw:auto-grow-height="false" fo:min-height="0.11cm" fo:min-width="0cm"/>
    </style:style>
    <style:style style:name="gr19" style:family="graphic" style:parent-style-name="standard">
      <style:graphic-properties draw:fill="solid" draw:fill-color="#99ff99" draw:textarea-horizontal-align="justify" draw:textarea-vertical-align="middle" draw:auto-grow-height="false" fo:min-height="0.068cm" fo:min-width="0.263cm"/>
    </style:style>
    <style:style style:name="gr20" style:family="graphic" style:parent-style-name="standard">
      <style:graphic-properties draw:fill="solid" draw:fill-color="#99ff99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82cm" fo:min-width="2.168cm"/>
    </style:style>
    <style:style style:name="gr22" style:family="graphic" style:parent-style-name="standard">
      <style:graphic-properties draw:stroke="none" svg:stroke-color="#000000" draw:fill="none" draw:fill-color="#ffffff" fo:min-height="0.518cm"/>
    </style:style>
    <style:style style:name="gr23" style:family="graphic" style:parent-style-name="standard">
      <style:graphic-properties svg:stroke-color="#000000" draw:fill="none" draw:fill-color="#99ff99" draw:textarea-horizontal-align="justify" draw:textarea-vertical-align="middle" draw:auto-grow-height="false" fo:min-height="2.163cm" fo:min-width="1.532cm"/>
    </style:style>
    <style:style style:name="gr24" style:family="graphic" style:parent-style-name="standard">
      <style:graphic-properties draw:stroke="none" svg:stroke-color="#000000" draw:fill="none" draw:fill-color="#ffffff" fo:min-height="0.639cm"/>
    </style:style>
    <style:style style:name="gr25" style:family="graphic" style:parent-style-name="standard">
      <style:graphic-properties draw:stroke="none" svg:stroke-color="#000000" draw:fill="none" draw:fill-color="#ffffff" fo:min-height="0.447cm"/>
    </style:style>
    <style:style style:name="gr26" style:family="graphic" style:parent-style-name="objectwithoutfill">
      <style:graphic-properties draw:fill="none" draw:fill-color="#99ff99" draw:textarea-vertical-align="middle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062cm" fo:min-width="0.283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2.075cm" fo:min-width="2.041cm"/>
    </style:style>
    <style:style style:name="gr29" style:family="graphic" style:parent-style-name="standard">
      <style:graphic-properties draw:textarea-horizontal-align="justify" draw:textarea-vertical-align="middle" draw:auto-grow-height="false" fo:min-height="0.179cm" fo:min-width="1.279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534cm" fo:min-width="2.04cm"/>
    </style:style>
    <style:style style:name="gr31" style:family="graphic" style:parent-style-name="standard">
      <style:graphic-properties draw:stroke="none" svg:stroke-color="#000000" draw:fill="none" draw:fill-color="#ffffff" fo:min-height="0.385cm"/>
    </style:style>
    <style:style style:name="gr32" style:family="graphic" style:parent-style-name="standard">
      <style:graphic-properties draw:fill="solid" draw:fill-color="#99ff99" draw:textarea-horizontal-align="justify" draw:textarea-vertical-align="middle" draw:auto-grow-height="false" fo:min-height="0.258cm" fo:min-width="0.262cm"/>
    </style:style>
    <style:style style:name="gr33" style:family="graphic" style:parent-style-name="standard">
      <style:graphic-properties draw:fill="solid" draw:fill-color="#99ff99" draw:textarea-horizontal-align="justify" draw:textarea-vertical-align="middle" draw:auto-grow-height="false" fo:min-height="0.385cm" fo:min-width="0cm"/>
    </style:style>
    <style:style style:name="gr34" style:family="graphic" style:parent-style-name="standard">
      <style:graphic-properties draw:fill="solid" draw:fill-color="#ff66cc" draw:textarea-horizontal-align="justify" draw:textarea-vertical-align="middle" draw:auto-grow-height="false" fo:min-height="0.351cm" fo:min-width="0cm"/>
    </style:style>
    <style:style style:name="gr35" style:family="graphic" style:parent-style-name="standard">
      <style:graphic-properties draw:fill="solid" draw:fill-color="#ff66cc" draw:textarea-horizontal-align="justify" draw:textarea-vertical-align="middle" draw:auto-grow-height="false" fo:min-height="0.051cm" fo:min-width="1.024cm"/>
    </style:style>
    <style:style style:name="gr36" style:family="graphic" style:parent-style-name="standard">
      <style:graphic-properties draw:fill="solid" draw:fill-color="#ff66cc" draw:textarea-horizontal-align="justify" draw:textarea-vertical-align="middle" draw:auto-grow-height="false" fo:min-height="0.051cm" fo:min-width="0.414cm"/>
    </style:style>
    <style:style style:name="gr37" style:family="graphic" style:parent-style-name="standard">
      <style:graphic-properties draw:fill="solid" draw:fill-color="#ff66cc" draw:textarea-horizontal-align="justify" draw:textarea-vertical-align="middle" draw:auto-grow-height="false" fo:min-height="0.251cm" fo:min-width="0cm"/>
    </style:style>
    <style:style style:name="gr38" style:family="graphic" style:parent-style-name="standard">
      <style:graphic-properties draw:stroke="none" svg:stroke-color="#000000" draw:fill="none" draw:fill-color="#ffffff" fo:min-height="0.704cm"/>
    </style:style>
    <style:style style:name="gr39" style:family="graphic" style:parent-style-name="standard">
      <style:graphic-properties draw:fill="solid" draw:fill-color="#cc9999" draw:textarea-horizontal-align="justify" draw:textarea-vertical-align="middle" draw:auto-grow-height="false" fo:min-height="0.227cm" fo:min-width="1.534cm"/>
    </style:style>
    <style:style style:name="gr40" style:family="graphic" style:parent-style-name="standard">
      <style:graphic-properties draw:stroke="none" svg:stroke-color="#000000" draw:fill="none" draw:fill-color="#ffffff" fo:min-height="0.512cm"/>
    </style:style>
    <style:style style:name="gr41" style:family="graphic" style:parent-style-name="standard">
      <style:graphic-properties draw:stroke="none" svg:stroke-color="#000000" draw:fill="none" draw:fill-color="#ffffff" fo:min-height="1.401cm"/>
    </style:style>
    <style:style style:name="gr42" style:family="graphic" style:parent-style-name="standard">
      <style:graphic-properties draw:stroke="none" svg:stroke-color="#000000" draw:fill="none" draw:fill-color="#ffffff" fo:min-height="1.407cm"/>
    </style:style>
    <style:style style:name="gr43" style:family="graphic" style:parent-style-name="standard">
      <style:graphic-properties draw:stroke="none" svg:stroke-color="#000000" draw:fill="none" draw:fill-color="#ffffff" fo:min-height="4.845cm"/>
    </style:style>
    <style:style style:name="gr4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99ff99"/>
      <style:paragraph-properties fo:text-align="center"/>
    </style:style>
    <style:style style:name="P3" style:family="paragraph">
      <loext:graphic-properties draw:fill="none" draw:fill-color="#99ff99"/>
      <style:paragraph-properties fo:text-align="center"/>
    </style:style>
    <style:style style:name="P4" style:family="paragraph">
      <loext:graphic-properties draw:fill="solid" draw:fill-color="#ff66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99ff99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cc9999"/>
      <style:paragraph-properties fo:text-align="center"/>
    </style:style>
    <style:style style:name="P12" style:family="paragraph"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4.826cm" svg:x="12.27cm" svg:y="7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2" draw:layer="layout" svg:width="0.635cm" svg:height="0.635cm" draw:transform="rotate (1.5707963267949) translate (13.378cm 12.032cm)">
            <text:p/>
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0.772cm" svg:height="0.502cm" draw:transform="skewX (0.00191986217719375) rotate (-0.698131700797732) translate (13.227cm 10.992cm)">
            <text:p/>
            <draw:enhanced-geometry svg:viewBox="0 0 21600 21600" draw:mirror-vertical="tru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0.146cm" svg:height="6.947cm" svg:x="13.013cm" svg:y="4.556cm">
            <text:p/>
            <draw:enhanced-geometry svg:viewBox="0 0 88 21600" draw:glue-points="44 ?f6 44 0 0 10800 44 21600 88 10800" draw:text-areas="0 ?f6 88 ?f3" draw:mirror-horizontal="false" draw:type="can" draw:modifiers="1535.8049771457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0.254cm" svg:height="0.127cm" svg:x="13.988cm" svg:y="10.986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127cm" svg:x="13.888cm" svg:y="11.286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127cm" svg:x="13.989cm" svg:y="10.986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127cm" svg:x="13.889cm" svg:y="11.286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226cm" svg:x="13.794cm" svg:y="10.854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127cm" svg:x="13.989cm" svg:y="10.987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127cm" svg:x="13.889cm" svg:y="11.287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22cm" svg:x="14.013cm" svg:y="10.487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23cm" svg:height="0.127cm" svg:x="13.921cm" svg:y="11.287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custom-shape draw:style-name="gr5" draw:text-style-name="P3" draw:layer="layout" svg:width="0.254cm" svg:height="0.226cm" svg:x="13.795cm" svg:y="10.855cm">
            <text:p/>
            <draw:enhanced-geometry svg:viewBox="0 0 21600 21600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</draw:g>
        <draw:g>
          <draw:custom-shape draw:style-name="gr6" draw:text-style-name="P4" draw:layer="layout" svg:width="0.304cm" svg:height="0.601cm" svg:x="11.135cm" svg:y="5.35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4" draw:layer="layout" svg:width="1.524cm" svg:height="0.301cm" svg:x="10.525cm" svg:y="5.253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4" draw:layer="layout" svg:width="0.914cm" svg:height="0.301cm" svg:x="10.831cm" svg:y="5.052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0.102cm" svg:height="0.501cm" svg:x="11.264cm" svg:y="4.68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0" draw:text-style-name="P1" xml:id="id7" draw:id="id7" draw:layer="layout" svg:width="0.635cm" svg:height="3.302cm" svg:x="5.826cm" svg:y="23.098cm">
          <text:p/>
          <draw:enhanced-geometry svg:viewBox="0 0 88 21600" draw:glue-points="44 ?f6 44 0 0 10800 44 21600 88 10800" draw:text-areas="0 ?f6 88 ?f3" draw:type="can" draw:modifiers="1926.997084548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5" draw:layer="layout" svg:width="1.778cm" svg:height="0.889cm" svg:x="7.985cm" svg:y="17.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2.54cm" svg:height="4.826cm" svg:x="7.604cm" svg:y="18.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4cm" svg:height="1.016cm" svg:x="7.604cm" svg:y="18.27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cm" svg:height="0.381cm" svg:x="7.604cm" svg:y="20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9" draw:id="id9" draw:layer="layout" svg:width="0.127cm" svg:height="1.524cm" svg:x="8.874cm" svg:y="17.256cm">
          <text:p/>
          <draw:enhanced-geometry svg:viewBox="0 0 88 21600" draw:glue-points="44 ?f6 44 0 0 10800 44 21600 88 10800" draw:text-areas="0 ?f6 88 ?f3" draw:type="can" draw:modifiers="1395.834016729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xml:id="id1" draw:id="id1" draw:layer="layout" svg:width="0.127cm" svg:height="3.175cm" svg:x="9.382cm" svg:y="17.256cm">
          <text:p/>
          <draw:enhanced-geometry svg:viewBox="0 0 88 21600" draw:glue-points="44 ?f6 44 0 0 10800 44 21600 88 10800" draw:text-areas="0 ?f6 88 ?f3" draw:mirror-horizontal="false" draw:mirror-vertical="false" draw:type="can" draw:modifiers="1395.834016729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" xml:id="id2" draw:id="id2" draw:layer="layout" svg:width="0.635cm" svg:height="3.429cm" svg:x="9.636cm" svg:y="12.176cm">
          <text:p/>
          <draw:enhanced-geometry svg:viewBox="0 0 88 21600" draw:glue-points="44 ?f6 44 0 0 10800 44 21600 88 10800" draw:text-areas="0 ?f6 88 ?f3" draw:type="can" draw:modifiers="1397.1252566735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xml:id="id4" draw:id="id4" draw:layer="layout" svg:width="0.635cm" svg:height="2.921cm" svg:x="14.208cm" svg:y="1.127cm">
          <text:p/>
          <draw:enhanced-geometry svg:viewBox="0 0 88 21600" draw:glue-points="44 ?f6 44 0 0 10800 44 21600 88 10800" draw:text-areas="0 ?f6 88 ?f3" draw:type="can" draw:modifiers="2600.816326530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3" draw:layer="layout" svg:width="0.356cm" svg:height="0.508cm" svg:x="20.177cm" svg:y="16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2" draw:text-style-name="P2" draw:layer="layout" svg:width="0.635cm" svg:height="0.635cm" draw:transform="rotate (1.5707963267949) translate (8.747cm 23.462cm)">
            <text:p/>
            <draw:enhanced-geometry svg:viewBox="0 0 88 21600" draw:glue-points="44 ?f6 44 0 0 10800 44 21600 88 10800" draw:text-areas="0 ?f6 88 ?f3" draw:mirror-horizontal="false" draw:mirror-vertic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draw:layer="layout" svg:width="0.772cm" svg:height="0.502cm" draw:transform="skewX (0.00139626340159544) rotate (-0.698131700797732) translate (8.596cm 22.422cm)">
            <text:p/>
            <draw:enhanced-geometry svg:viewBox="0 0 21600 21600" draw:mirror-vertical="tru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3" draw:layer="layout" svg:width="0.146cm" svg:height="6.947cm" svg:x="8.382cm" svg:y="15.986cm">
            <text:p/>
            <draw:enhanced-geometry svg:viewBox="0 0 88 21600" draw:glue-points="44 ?f6 44 0 0 10800 44 21600 88 10800" draw:text-areas="0 ?f6 88 ?f3" draw:type="can" draw:modifiers="1535.8049771457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0.254cm" svg:height="0.127cm" svg:x="9.357cm" svg:y="22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127cm" svg:x="9.257cm" svg:y="22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127cm" svg:x="9.358cm" svg:y="22.4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127cm" svg:x="9.258cm" svg:y="22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226cm" svg:x="9.163cm" svg:y="22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127cm" svg:x="9.358cm" svg:y="22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127cm" svg:x="9.258cm" svg:y="22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22cm" svg:x="9.382cm" svg:y="21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23cm" svg:height="0.127cm" svg:x="9.29cm" svg:y="22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4cm" svg:height="0.226cm" svg:x="9.164cm" svg:y="22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5" draw:layer="layout" svg:width="1.778cm" svg:height="0.889cm" svg:x="12.651cm" svg:y="6.0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2.54cm" svg:height="1.016cm" svg:x="12.27cm" svg:y="6.84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6" draw:layer="layout" svg:width="2.54cm" svg:height="0.381cm" svg:x="12.2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" draw:id="id3" draw:layer="layout" svg:width="0.127cm" svg:height="1.524cm" svg:x="13.54cm" svg:y="5.826cm">
          <text:p/>
          <draw:enhanced-geometry svg:viewBox="0 0 88 21600" draw:glue-points="44 ?f6 44 0 0 10800 44 21600 88 10800" draw:text-areas="0 ?f6 88 ?f3" draw:type="can" draw:modifiers="1395.834016729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2" draw:layer="layout" svg:width="0.127cm" svg:height="3.175cm" svg:x="14.048cm" svg:y="5.826cm">
          <text:p/>
          <draw:enhanced-geometry svg:viewBox="0 0 88 21600" draw:glue-points="44 ?f6 44 0 0 10800 44 21600 88 10800" draw:text-areas="0 ?f6 88 ?f3" draw:mirror-horizontal="false" draw:mirror-vertical="false" draw:type="can" draw:modifiers="1395.8340167295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" xml:id="id5" draw:id="id5" draw:layer="layout" svg:width="0.762cm" svg:height="0.508cm" draw:transform="rotate (-1.5707963267949) translate (12.303cm 11.03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" draw:layer="layout" svg:width="0.254cm" svg:height="0.635cm" draw:transform="rotate (-1.5707963267949) translate (12.778cm 11.275cm)">
          <text:p/>
          <draw:enhanced-geometry svg:viewBox="0 0 88 21600" draw:glue-points="44 ?f6 44 0 0 10800 44 21600 88 10800" draw:text-areas="0 ?f6 88 ?f3" draw:type="can" draw:modifiers="9033.96226415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2" xml:id="id6" draw:id="id6" draw:layer="layout" svg:width="0.762cm" svg:height="0.508cm" draw:transform="rotate (-1.5707963267949) translate (7.637cm 22.33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2" draw:layer="layout" svg:width="0.254cm" svg:height="0.635cm" draw:transform="rotate (-1.5707963267949) translate (8.112cm 22.578cm)">
          <text:p/>
          <draw:enhanced-geometry svg:viewBox="0 0 88 21600" draw:glue-points="44 ?f6 44 0 0 10800 44 21600 88 10800" draw:text-areas="0 ?f6 88 ?f3" draw:type="can" draw:modifiers="9033.96226415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1" draw:text-style-name="P7" draw:layer="layout" svg:width="2.667cm" svg:height="0.762cm" svg:x="8.747cm" svg:y="15.859cm">
            <text:p/>
            <draw:enhanced-geometry svg:viewBox="0 0 88 21600" draw:glue-points="44 ?f6 44 0 0 10800 44 21600 88 10800" draw:text-areas="0 ?f6 88 ?f3" draw:type="can" draw:modifiers="8124.770642201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9" draw:layer="layout" svg:width="2.794cm" svg:height="0.768cm" svg:x="8.747cm" svg:y="15.98cm">
            <draw:text-box>
              <text:p text:style-name="P8"><text:span text:style-name="T1">pinch valve</text:span></text:p>
            </draw:text-box>
          </draw:frame>
        </draw:g>
        <draw:g>
          <draw:custom-shape draw:style-name="gr21" draw:text-style-name="P7" draw:layer="layout" svg:width="2.667cm" svg:height="0.762cm" svg:x="13.319cm" svg:y="4.556cm">
            <text:p/>
            <draw:enhanced-geometry svg:viewBox="0 0 88 21600" draw:glue-points="44 ?f6 44 0 0 10800 44 21600 88 10800" draw:text-areas="0 ?f6 88 ?f3" draw:type="can" draw:modifiers="8124.770642201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9" draw:layer="layout" svg:width="2.794cm" svg:height="0.768cm" svg:x="13.319cm" svg:y="4.677cm">
            <draw:text-box>
              <text:p text:style-name="P8"><text:span text:style-name="T1">pinch valve</text:span></text:p>
            </draw:text-box>
          </draw:frame>
        </draw:g>
        <draw:custom-shape draw:style-name="gr23" draw:text-style-name="P3" draw:layer="layout" svg:width="2.032cm" svg:height="2.413cm" svg:x="11.16cm" svg:y="3.794cm">
          <text:p/>
          <draw:enhanced-geometry svg:viewBox="0 0 21600 21600" draw:type="block-arc" draw:modifiers="-179.042958798658 8718.2072290123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0" draw:layer="layout" svg:width="1.397cm" svg:height="0.954cm" svg:x="10.144cm" svg:y="6.207cm">
          <draw:text-box>
            <text:p>Air</text:p>
          </draw:text-box>
        </draw:frame>
        <draw:frame draw:style-name="gr25" draw:text-style-name="P10" draw:layer="layout" svg:width="1.397cm" svg:height="0.954cm" svg:x="5.318cm" svg:y="17.572cm">
          <draw:text-box>
            <text:p>Air</text:p>
          </draw:text-box>
        </draw:frame>
        <draw:custom-shape draw:style-name="gr23" draw:text-style-name="P3" draw:layer="layout" svg:width="2.032cm" svg:height="2.413cm" svg:x="6.588cm" svg:y="15.224cm">
          <text:p/>
          <draw:enhanced-geometry svg:viewBox="0 0 21600 21600" draw:type="block-arc" draw:modifiers="-179.042958798658 8718.2072290123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custom-shape draw:style-name="gr6" draw:text-style-name="P4" draw:layer="layout" svg:width="0.304cm" svg:height="0.601cm" svg:x="6.563cm" svg:y="16.78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4" draw:layer="layout" svg:width="1.524cm" svg:height="0.301cm" svg:x="5.953cm" svg:y="16.683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4" draw:layer="layout" svg:width="0.914cm" svg:height="0.301cm" svg:x="6.259cm" svg:y="16.482cm">
            <text:p/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0.102cm" svg:height="0.501cm" svg:x="6.692cm" svg:y="16.1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26" draw:text-style-name="P3" draw:layer="layout" draw:type="curve" svg:x1="9.446cm" svg:y1="17.256cm" svg:x2="9.954cm" svg:y2="15.605cm" draw:start-shape="id1" draw:start-glue-point="5" draw:end-shape="id2" draw:end-glue-point="7" svg:d="M9446 17256c0-1239 508-414 508-1651" svg:viewBox="0 0 509 1652">
          <text:p/>
        </draw:connector>
        <draw:connector draw:style-name="gr26" draw:text-style-name="P3" draw:layer="layout" draw:type="curve" svg:x1="13.604cm" svg:y1="5.826cm" svg:x2="14.526cm" svg:y2="4.048cm" draw:start-shape="id3" draw:start-glue-point="5" draw:end-shape="id4" draw:end-glue-point="7" svg:d="M13604 5826c0-1333 922-445 922-1778" svg:viewBox="0 0 923 1779">
          <text:p/>
        </draw:connector>
        <draw:connector draw:style-name="gr26" draw:text-style-name="P3" draw:layer="layout" draw:type="curve" svg:x1="11.795cm" svg:y1="11.414cm" svg:x2="9.954cm" svg:y2="12.176cm" draw:start-shape="id5" draw:start-glue-point="7" draw:end-shape="id2" draw:end-glue-point="5" svg:d="M11795 11414c-1228 0-1841 254-1841 762" svg:viewBox="0 0 1842 763">
          <text:p/>
        </draw:connector>
        <draw:connector draw:style-name="gr26" draw:text-style-name="P3" draw:layer="layout" draw:type="curve" svg:x1="7.129cm" svg:y1="22.717cm" svg:x2="6.144cm" svg:y2="23.098cm" draw:start-shape="id6" draw:start-glue-point="7" draw:end-shape="id7" draw:end-glue-point="5" svg:d="M7129 22717c-657 0-985 127-985 381" svg:viewBox="0 0 986 382">
          <text:p/>
        </draw:connector>
        <draw:custom-shape draw:style-name="gr27" draw:text-style-name="P1" xml:id="id8" draw:id="id8" draw:layer="layout" svg:width="0.782cm" svg:height="4.774cm" svg:x="8.473cm" svg:y="10.017cm">
          <text:p/>
          <draw:enhanced-geometry svg:viewBox="0 0 88 21600" draw:glue-points="44 ?f6 44 0 0 10800 44 21600 88 10800" draw:text-areas="0 ?f6 88 ?f3" draw:type="can" draw:modifiers="1397.1252566735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draw:type="curve" svg:x1="8.864cm" svg:y1="14.791cm" svg:x2="8.938cm" svg:y2="17.256cm" draw:start-shape="id8" draw:start-glue-point="7" draw:end-shape="id9" draw:end-glue-point="5" svg:d="M8864 14791c0 1849 74 617 74 2465" svg:viewBox="0 0 75 2466">
          <text:p/>
        </draw:connector>
        <draw:custom-shape draw:style-name="gr12" draw:text-style-name="P1" draw:layer="layout" svg:width="2.54cm" svg:height="1.016cm" svg:x="7.605cm" svg:y="18.27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8" draw:text-style-name="P1" draw:layer="layout" svg:width="2.54cm" svg:height="3.72cm" svg:x="3.54cm" svg:y="4.13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5" draw:layer="layout" svg:width="1.778cm" svg:height="0.685cm" svg:x="3.921cm" svg:y="3.15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1" draw:layer="layout" svg:width="2.54cm" svg:height="0.784cm" svg:x="3.54cm" svg:y="3.746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31" draw:text-style-name="P10" draw:layer="layout" svg:width="2.794cm" svg:height="0.954cm" svg:x="3.54cm" svg:y="6.269cm">
          <draw:text-box>
            <text:p>inducer</text:p>
          </draw:text-box>
        </draw:frame>
        <draw:custom-shape draw:style-name="gr32" draw:text-style-name="P2" xml:id="id10" draw:id="id10" draw:layer="layout" svg:width="0.762cm" svg:height="0.508cm" draw:transform="rotate (-1.5707963267949) translate (6.588cm 6.842cm)">
          <text:p/>
          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2" draw:layer="layout" svg:width="0.254cm" svg:height="0.635cm" draw:transform="rotate (-1.5707963267949) translate (6.239cm 7.084cm)">
          <text:p/>
          <draw:enhanced-geometry svg:viewBox="0 0 88 21600" draw:glue-points="44 ?f6 44 0 0 10800 44 21600 88 10800" draw:text-areas="0 ?f6 88 ?f3" draw:mirror-horizontal="true" draw:type="can" draw:modifiers="9033.9622641509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4" draw:layer="layout" svg:width="0.304cm" svg:height="0.601cm" svg:x="4.912cm" svg:y="2.141cm">
          <text:p/>
          <draw:enhanced-geometry svg:viewBox="0 0 88 21600" draw:glue-points="44 ?f6 44 0 0 10800 44 21600 88 10800" draw:text-areas="0 ?f6 88 ?f3" draw:mirror-vertical="true" draw:mirror-horizont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5" draw:text-style-name="P4" draw:layer="layout" svg:width="1.524cm" svg:height="0.301cm" svg:x="4.302cm" svg:y="2.541cm">
          <text:p/>
          <draw:enhanced-geometry svg:viewBox="0 0 88 21600" draw:glue-points="44 ?f6 44 0 0 10800 44 21600 88 10800" draw:text-areas="0 ?f6 88 ?f3" draw:mirror-vertical="true" draw:mirror-horizont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4" draw:layer="layout" svg:width="0.914cm" svg:height="0.301cm" svg:x="4.608cm" svg:y="2.742cm">
          <text:p/>
          <draw:enhanced-geometry svg:viewBox="0 0 88 21600" draw:glue-points="44 ?f6 44 0 0 10800 44 21600 88 10800" draw:text-areas="0 ?f6 88 ?f3" draw:mirror-vertical="true" draw:mirror-horizontal="fals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7" draw:text-style-name="P4" draw:layer="layout" svg:width="0.102cm" svg:height="0.501cm" svg:x="5.041cm" svg:y="2.911cm">
          <text:p/>
          <draw:enhanced-geometry svg:viewBox="0 0 88 21600" draw:glue-points="44 ?f6 44 0 0 10800 44 21600 88 10800" draw:text-areas="0 ?f6 88 ?f3" draw:mirror-vertical="true" draw:mirror-horizont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10" draw:layer="layout" svg:width="2.032cm" svg:height="0.954cm" svg:x="4.937cm" svg:y="1.316cm">
          <draw:text-box>
            <text:p>Vent</text:p>
          </draw:text-box>
        </draw:frame>
        <draw:connector draw:style-name="gr26" draw:text-style-name="P3" draw:layer="layout" draw:type="curve" svg:x1="6.588cm" svg:y1="7.223cm" svg:x2="8.864cm" svg:y2="10.017cm" draw:start-shape="id10" draw:start-glue-point="7" draw:end-shape="id8" draw:end-glue-point="5" svg:d="M6588 7223c1518 0 2276 931 2276 2794" svg:viewBox="0 0 2277 2795">
          <text:p/>
        </draw:connector>
        <draw:g>
          <draw:custom-shape draw:style-name="gr39" draw:text-style-name="P11" draw:layer="layout" svg:width="2.192cm" svg:height="0.635cm" svg:x="12.43cm" svg:y="12.4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0" draw:text-style-name="P13" draw:layer="layout" svg:width="2.032cm" svg:height="0.798cm" svg:x="12.43cm" svg:y="12.43cm">
            <draw:text-box>
              <text:p text:style-name="P12"><text:span text:style-name="T2">heater</text:span></text:p>
            </draw:text-box>
          </draw:frame>
        </draw:g>
        <draw:g>
          <draw:custom-shape draw:style-name="gr39" draw:text-style-name="P11" draw:layer="layout" svg:width="2.192cm" svg:height="0.635cm" svg:x="7.825cm" svg:y="23.69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0" draw:text-style-name="P13" draw:layer="layout" svg:width="2.032cm" svg:height="0.798cm" svg:x="7.825cm" svg:y="23.697cm">
            <draw:text-box>
              <text:p text:style-name="P12"><text:span text:style-name="T2">heater</text:span></text:p>
            </draw:text-box>
          </draw:frame>
        </draw:g>
        <draw:frame draw:style-name="gr41" draw:text-style-name="P10" draw:layer="layout" svg:width="3.429cm" svg:height="1.657cm" svg:x="15.097cm" svg:y="1.254cm">
          <draw:text-box>
            <text:p><text:s text:c="2"/>from</text:p>
            <text:p>nutrient</text:p>
          </draw:text-box>
        </draw:frame>
        <draw:frame draw:style-name="gr42" draw:text-style-name="P10" draw:layer="layout" svg:width="5.969cm" svg:height="1.657cm" svg:x="2.651cm" svg:y="24.622cm">
          <draw:text-box>
            <text:p>phage out </text:p>
            <text:p><text:s text:c="2"/>waste</text:p>
          </draw:text-box>
        </draw:frame>
        <draw:frame draw:style-name="gr43" draw:text-style-name="P15" draw:layer="layout" svg:width="0.803cm" svg:height="5.095cm" svg:x="8.412cm" svg:y="10.216cm">
          <draw:text-box>
            <text:p text:style-name="P14"><text:span text:style-name="T3">D</text:span></text:p>
            <text:p text:style-name="P14"><text:span text:style-name="T3">r</text:span></text:p>
            <text:p text:style-name="P14"><text:span text:style-name="T3">i</text:span></text:p>
            <text:p text:style-name="P14"><text:span text:style-name="T3">p</text:span></text:p>
            <text:p text:style-name="P14"><text:span text:style-name="T3">C</text:span></text:p>
            <text:p text:style-name="P14"><text:span text:style-name="T3">h</text:span></text:p>
            <text:p text:style-name="P14"><text:span text:style-name="T3">a</text:span></text:p>
            <text:p text:style-name="P14"><text:span text:style-name="T3">m</text:span></text:p>
            <text:p text:style-name="P14"><text:span text:style-name="T3">b</text:span></text:p>
            <text:p text:style-name="P14"><text:span text:style-name="T3">e</text:span></text:p>
            <text:p text:style-name="P14"><text:span text:style-name="T3">r</text:span></text:p>
          </draw:text-box>
        </draw:frame>
        <draw:frame draw:style-name="gr44" draw:text-style-name="P17" draw:layer="layout" svg:width="1.143cm" svg:height="1.905cm" svg:x="5.699cm" svg:y="23.479cm">
          <draw:text-box>
            <text:p text:style-name="P16"><text:span text:style-name="T4">DC</text:span></text:p>
          </draw:text-box>
        </draw:frame>
        <draw:frame draw:style-name="gr44" draw:text-style-name="P17" draw:layer="layout" svg:width="1.143cm" svg:height="1.905cm" svg:x="14.081cm" svg:y="1.762cm">
          <draw:text-box>
            <text:p text:style-name="P16"><text:span text:style-name="T4">DC</text:span></text:p>
          </draw:text-box>
        </draw:frame>
        <draw:frame draw:style-name="gr44" draw:text-style-name="P17" draw:layer="layout" svg:width="1.143cm" svg:height="1.905cm" svg:x="9.509cm" svg:y="12.684cm">
          <draw:text-box>
            <text:p text:style-name="P16"><text:span text:style-name="T4">D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3:36:26.049442282</meta:creation-date>
    <dc:date>2019-10-16T15:06:02.716591562</dc:date>
    <meta:editing-duration>PT6M20S</meta:editing-duration>
    <meta:editing-cycles>1</meta:editing-cycles>
    <meta:generator>LibreOffice/5.4.1.2$Linux_x86 LibreOffice_project/ea7cb86e6eeb2bf3a5af73a8f7777ac570321527</meta:generator>
    <meta:print-date>2019-10-16T15:06:13.162208118</meta:print-date>
    <meta:document-statistic meta:object-count="100"/>
  </office:meta>
</office:document-meta>
</file>